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8.9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_she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Aire de sports de glaces</text:p>
          </table:table-cell>
          <table:table-cell office:value-type="string">
            <text:p>Aire de sports de glace ludiqu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]=&quot;?&quot;;0;IF([.D1]=&quot;OK&quot;;1;IF([.D1]=&quot;KO&quot;;2;-1)))" office:value-type="float" office:value="1">
            <text:p>1</text:p>
          </table:table-cell>
          <table:table-cell table:number-columns-repeated="2"/>
          <table:table-cell office:value-type="string">
            <text:p>1 : OK</text:p>
          </table:table-cell>
        </table:table-row>
        <table:table-row table:style-name="ro1">
          <table:table-cell office:value-type="string">
            <text:p>Aire de sports de glaces</text:p>
          </table:table-cell>
          <table:table-cell office:value-type="string">
            <text:p>Aire de sports de glace sportiv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]=&quot;?&quot;;0;IF([.D2]=&quot;OK&quot;;1;IF([.D2]=&quot;KO&quot;;2;-1)))" office:value-type="float" office:value="2">
            <text:p>2</text:p>
          </table:table-cell>
          <table:table-cell table:number-columns-repeated="2"/>
          <table:table-cell office:value-type="string">
            <text:p>2 : KO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de réception de tobogga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]=&quot;?&quot;;0;IF([.D3]=&quot;OK&quot;;1;IF([.D3]=&quot;KO&quot;;2;-1)))" office:value-type="float" office:value="1">
            <text:p>1</text:p>
          </table:table-cell>
          <table:table-cell table:number-columns-repeated="2"/>
          <table:table-cell office:value-type="string">
            <text:p>0: TODO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ludique de natatio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4]=&quot;?&quot;;0;IF([.D4]=&quot;OK&quot;;1;IF([.D4]=&quot;KO&quot;;2;-1)))" office:value-type="float" office:value="1">
            <text:p>1</text:p>
          </table:table-cell>
          <table:table-cell table:number-columns-repeated="2"/>
          <table:table-cell office:value-type="string">
            <text:p>-1 : Unexpected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mixte de natatio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5]=&quot;?&quot;;0;IF([.D5]=&quot;OK&quot;;1;IF([.D5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sportif de natation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]=&quot;?&quot;;0;IF([.D6]=&quot;OK&quot;;1;IF([.D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Fosse à plongé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]=&quot;?&quot;;0;IF([.D7]=&quot;OK&quot;;1;IF([.D7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Fosse à plongeo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8]=&quot;?&quot;;0;IF([.D8]=&quot;OK&quot;;1;IF([.D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boule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9]=&quot;?&quot;;0;IF([.D9]=&quot;OK&quot;;1;IF([.D9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boules traditionnelle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0]=&quot;?&quot;;0;IF([.D10]=&quot;OK&quot;;1;IF([.D1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pétanqu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]=&quot;?&quot;;0;IF([.D11]=&quot;OK&quot;;1;IF([.D11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Bowling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2]=&quot;?&quot;;0;IF([.D12]=&quot;OK&quot;;1;IF([.D1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ircuit de motocros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3]=&quot;?&quot;;0;IF([.D13]=&quot;OK&quot;;1;IF([.D1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ircuit de vitess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4]=&quot;?&quot;;0;IF([.D14]=&quot;OK&quot;;1;IF([.D1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ourse sur pist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5]=&quot;?&quot;;0;IF([.D15]=&quot;OK&quot;;1;IF([.D1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Piste de kart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6]=&quot;?&quot;;0;IF([.D16]=&quot;OK&quot;;1;IF([.D1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Court de tenni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7]=&quot;?&quot;;0;IF([.D17]=&quot;OK&quot;;1;IF([.D1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vers équipements</text:p>
          </table:table-cell>
          <table:table-cell office:value-type="string">
            <text:p>Salle de spectacle / Zenith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8]=&quot;?&quot;;0;IF([.D18]=&quot;OK&quot;;1;IF([.D1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vers équipements</text:p>
          </table:table-cell>
          <table:table-cell office:value-type="string">
            <text:p>Simulateur de chute libr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9]=&quot;?&quot;;0;IF([.D19]=&quot;OK&quot;;1;IF([.D1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Boucle de randonné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20]=&quot;?&quot;;0;IF([.D20]=&quot;OK&quot;;1;IF([.D2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Equipement pour saut à l'élastique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formula="of:=IF([.D21]=&quot;?&quot;;0;IF([.D21]=&quot;OK&quot;;1;IF([.D21]=&quot;KO&quot;;2;-1)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Acrobatique en Hauteur/Site d'accrobranch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2]=&quot;?&quot;;0;IF([.D22]=&quot;OK&quot;;1;IF([.D2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de chasse / en campagn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3]=&quot;?&quot;;0;IF([.D23]=&quot;OK&quot;;1;IF([.D2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fixe de course d'orientatio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24]=&quot;?&quot;;0;IF([.D24]=&quot;OK&quot;;1;IF([.D24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Site de blocs d'escalad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25]=&quot;?&quot;;0;IF([.D25]=&quot;OK&quot;;1;IF([.D25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Site de spéléologie sportive et/ou éducativ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6]=&quot;?&quot;;0;IF([.D26]=&quot;OK&quot;;1;IF([.D2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Bassin d'exercices aquatiques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formula="of:=IF([.D27]=&quot;?&quot;;0;IF([.D27]=&quot;OK&quot;;1;IF([.D27]=&quot;KO&quot;;2;-1)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Salle de cours collectif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8]=&quot;?&quot;;0;IF([.D28]=&quot;OK&quot;;1;IF([.D2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Salle de musculation/cardiotraining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29]=&quot;?&quot;;0;IF([.D29]=&quot;OK&quot;;1;IF([.D2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Aire de lancer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0]=&quot;?&quot;;0;IF([.D30]=&quot;OK&quot;;1;IF([.D3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Aire de saut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1]=&quot;?&quot;;0;IF([.D31]=&quot;OK&quot;;1;IF([.D31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Piste d'athlétisme isolé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2]=&quot;?&quot;;0;IF([.D32]=&quot;OK&quot;;1;IF([.D32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Stade d'athlétism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3]=&quot;?&quot;;0;IF([.D33]=&quot;OK&quot;;1;IF([.D33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Anneau / piste de cyclism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4]=&quot;?&quot;;0;IF([.D34]=&quot;OK&quot;;1;IF([.D34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Espace tria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5]=&quot;?&quot;;0;IF([.D35]=&quot;OK&quot;;1;IF([.D35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Piste de bicros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6]=&quot;?&quot;;0;IF([.D36]=&quot;OK&quot;;1;IF([.D36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Relais rando-vél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7]=&quot;?&quot;;0;IF([.D37]=&quot;OK&quot;;1;IF([.D3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Terrain de cyclocros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8]=&quot;?&quot;;0;IF([.D38]=&quot;OK&quot;;1;IF([.D3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Terrain de polo-vél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39]=&quot;?&quot;;0;IF([.D39]=&quot;OK&quot;;1;IF([.D39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Vélodrom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40]=&quot;?&quot;;0;IF([.D40]=&quot;OK&quot;;1;IF([.D4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Carrièr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1]=&quot;?&quot;;0;IF([.D41]=&quot;OK&quot;;1;IF([.D4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Carrière de dressage/rond de long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2]=&quot;?&quot;;0;IF([.D42]=&quot;OK&quot;;1;IF([.D4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Manèg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3]=&quot;?&quot;;0;IF([.D43]=&quot;OK&quot;;1;IF([.D4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arcours d'obstacl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4]=&quot;?&quot;;0;IF([.D44]=&quot;OK&quot;;1;IF([.D4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arcours de cros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5]=&quot;?&quot;;0;IF([.D45]=&quot;OK&quot;;1;IF([.D4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iste de course sur le plat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46]=&quot;?&quot;;0;IF([.D46]=&quot;OK&quot;;1;IF([.D4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Terrain de pol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47]=&quot;?&quot;;0;IF([.D47]=&quot;OK&quot;;1;IF([.D4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Fronton place libr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48]=&quot;?&quot;;0;IF([.D48]=&quot;OK&quot;;1;IF([.D4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à gauch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49]=&quot;?&quot;;0;IF([.D49]=&quot;OK&quot;;1;IF([.D49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de tenni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50]=&quot;?&quot;;0;IF([.D50]=&quot;OK&quot;;1;IF([.D5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ou fronton mixt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51]=&quot;?&quot;;0;IF([.D51]=&quot;OK&quot;;1;IF([.D51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Trinquet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2]=&quot;?&quot;;0;IF([.D52]=&quot;OK&quot;;1;IF([.D5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18 trou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3]=&quot;?&quot;;0;IF([.D53]=&quot;OK&quot;;1;IF([.D5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9 trou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4]=&quot;?&quot;;0;IF([.D54]=&quot;OK&quot;;1;IF([.D5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d'initiation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5]=&quot;?&quot;;0;IF([.D55]=&quot;OK&quot;;1;IF([.D5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ractic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6]=&quot;?&quot;;0;IF([.D56]=&quot;OK&quot;;1;IF([.D5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Swingolf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7]=&quot;?&quot;;0;IF([.D57]=&quot;OK&quot;;1;IF([.D57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Parcours sportif/santé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58]=&quot;?&quot;;0;IF([.D58]=&quot;OK&quot;;1;IF([.D5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à l'arc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59]=&quot;?&quot;;0;IF([.D59]=&quot;OK&quot;;1;IF([.D5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à la cibl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0]=&quot;?&quot;;0;IF([.D60]=&quot;OK&quot;;1;IF([.D6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aux plateaux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1]=&quot;?&quot;;0;IF([.D61]=&quot;OK&quot;;1;IF([.D6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lateau EPS</text:p>
          </table:table-cell>
          <table:table-cell office:value-type="string">
            <text:p>Plateau EPS/Multisports/city-stade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62]=&quot;?&quot;;0;IF([.D62]=&quot;OK&quot;;1;IF([.D62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lle de combat</text:p>
          </table:table-cell>
          <table:table-cell office:value-type="string">
            <text:p>Dojo / Salle d'arts martiaux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3]=&quot;?&quot;;0;IF([.D63]=&quot;OK&quot;;1;IF([.D6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de combat</text:p>
          </table:table-cell>
          <table:table-cell office:value-type="string">
            <text:p>Salle de box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4]=&quot;?&quot;;0;IF([.D64]=&quot;OK&quot;;1;IF([.D6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alle multisport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5]=&quot;?&quot;;0;IF([.D65]=&quot;OK&quot;;1;IF([.D6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non spécialisée</text:p>
          </table:table-cell>
          <table:table-cell office:value-type="string">
            <text:p>Salles polyvalentes / des fêtes / non spécialisées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6]=&quot;?&quot;;0;IF([.D66]=&quot;OK&quot;;1;IF([.D6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'escrim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7]=&quot;?&quot;;0;IF([.D67]=&quot;OK&quot;;1;IF([.D67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'haltérophili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8]=&quot;?&quot;;0;IF([.D68]=&quot;OK&quot;;1;IF([.D6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asket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69]=&quot;?&quot;;0;IF([.D69]=&quot;OK&quot;;1;IF([.D6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each-volley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0]=&quot;?&quot;;0;IF([.D70]=&quot;OK&quot;;1;IF([.D7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illard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1]=&quot;?&quot;;0;IF([.D71]=&quot;OK&quot;;1;IF([.D7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culturism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2]=&quot;?&quot;;0;IF([.D72]=&quot;OK&quot;;1;IF([.D7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dans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3]=&quot;?&quot;;0;IF([.D73]=&quot;OK&quot;;1;IF([.D7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gymnastique sportiv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4]=&quot;?&quot;;0;IF([.D74]=&quot;OK&quot;;1;IF([.D7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handball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5]=&quot;?&quot;;0;IF([.D75]=&quot;OK&quot;;1;IF([.D7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lutt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6]=&quot;?&quot;;0;IF([.D76]=&quot;OK&quot;;1;IF([.D7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patinage sur roulett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7]=&quot;?&quot;;0;IF([.D77]=&quot;OK&quot;;1;IF([.D77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raquetball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8]=&quot;?&quot;;0;IF([.D78]=&quot;OK&quot;;1;IF([.D7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tennis de tabl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79]=&quot;?&quot;;0;IF([.D79]=&quot;OK&quot;;1;IF([.D7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trampolin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0]=&quot;?&quot;;0;IF([.D80]=&quot;OK&quot;;1;IF([.D8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volley ball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1]=&quot;?&quot;;0;IF([.D81]=&quot;OK&quot;;1;IF([.D8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badminton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2]=&quot;?&quot;;0;IF([.D82]=&quot;OK&quot;;1;IF([.D8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jorkyball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3]=&quot;?&quot;;0;IF([.D83]=&quot;OK&quot;;1;IF([.D8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paintball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4]=&quot;?&quot;;0;IF([.D84]=&quot;OK&quot;;1;IF([.D8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squash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5]=&quot;?&quot;;0;IF([.D85]=&quot;OK&quot;;1;IF([.D8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ballon au poing/long paum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86]=&quot;?&quot;;0;IF([.D86]=&quot;OK&quot;;1;IF([.D86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paddl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87]=&quot;?&quot;;0;IF([.D87]=&quot;OK&quot;;1;IF([.D8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soccer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88]=&quot;?&quot;;0;IF([.D88]=&quot;OK&quot;;1;IF([.D8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Aire de décollag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89]=&quot;?&quot;;0;IF([.D89]=&quot;OK&quot;;1;IF([.D8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Aire mixte (décollage et atterissage)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0]=&quot;?&quot;;0;IF([.D90]=&quot;OK&quot;;1;IF([.D9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Piste d'aérodrome / d'aéroport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1]=&quot;?&quot;;0;IF([.D91]=&quot;OK&quot;;1;IF([.D9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Piste ULM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2]=&quot;?&quot;;0;IF([.D92]=&quot;OK&quot;;1;IF([.D9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Baignade aménagé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93]=&quot;?&quot;;0;IF([.D93]=&quot;OK&quot;;1;IF([.D93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Circuit de motonautism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4]=&quot;?&quot;;0;IF([.D94]=&quot;OK&quot;;1;IF([.D9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Point d'embarquement et de débarquement isolé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5]=&quot;?&quot;;0;IF([.D95]=&quot;OK&quot;;1;IF([.D9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Port de plaisanc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6]=&quot;?&quot;;0;IF([.D96]=&quot;OK&quot;;1;IF([.D9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ite d'activités aquatiques et nautiques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97]=&quot;?&quot;;0;IF([.D97]=&quot;OK&quot;;1;IF([.D9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ite de pêch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8]=&quot;?&quot;;0;IF([.D98]=&quot;OK&quot;;1;IF([.D9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ite de plongé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99]=&quot;?&quot;;0;IF([.D99]=&quot;OK&quot;;1;IF([.D9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'aviron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0]=&quot;?&quot;;0;IF([.D100]=&quot;OK&quot;;1;IF([.D10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'eau viv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1]=&quot;?&quot;;0;IF([.D101]=&quot;OK&quot;;1;IF([.D101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e canoë-kayak de vitess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2]=&quot;?&quot;;0;IF([.D102]=&quot;OK&quot;;1;IF([.D102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e ski nautiqu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3]=&quot;?&quot;;0;IF([.D103]=&quot;OK&quot;;1;IF([.D103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mixt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4]=&quot;?&quot;;0;IF([.D104]=&quot;OK&quot;;1;IF([.D10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Tank à ramer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5]=&quot;?&quot;;0;IF([.D105]=&quot;OK&quot;;1;IF([.D105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Terrain de kayak polo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6]=&quot;?&quot;;0;IF([.D106]=&quot;OK&quot;;1;IF([.D106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'aéromodélism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7]=&quot;?&quot;;0;IF([.D107]=&quot;OK&quot;;1;IF([.D107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modèle réduit (motonautisme)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8]=&quot;?&quot;;0;IF([.D108]=&quot;OK&quot;;1;IF([.D108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modélisme automobil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09]=&quot;?&quot;;0;IF([.D109]=&quot;OK&quot;;1;IF([.D109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voile radio commandé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10]=&quot;?&quot;;0;IF([.D110]=&quot;OK&quot;;1;IF([.D110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Anneau de Roller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1]=&quot;?&quot;;0;IF([.D111]=&quot;OK&quot;;1;IF([.D111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Espace de vélo-freestyl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2]=&quot;?&quot;;0;IF([.D112]=&quot;OK&quot;;1;IF([.D112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Skate park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3]=&quot;?&quot;;0;IF([.D113]=&quot;OK&quot;;1;IF([.D113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ructure Artificielle d'Escalade</text:p>
          </table:table-cell>
          <table:table-cell office:value-type="string">
            <text:p>Salle de blocs artificiels d'escalade</text:p>
          </table:table-cell>
          <table:table-cell office:value-type="float" office:value="2">
            <text:p>2</text:p>
          </table:table-cell>
          <table:table-cell office:value-type="string">
            <text:p>KO</text:p>
          </table:table-cell>
          <table:table-cell table:formula="of:=IF([.D114]=&quot;?&quot;;0;IF([.D114]=&quot;OK&quot;;1;IF([.D114]=&quot;KO&quot;;2;-1))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ructure Artificielle d'Escalad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5]=&quot;?&quot;;0;IF([.D115]=&quot;OK&quot;;1;IF([.D115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baseball /softbal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6]=&quot;?&quot;;0;IF([.D116]=&quot;OK&quot;;1;IF([.D116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cricket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7]=&quot;?&quot;;0;IF([.D117]=&quot;OK&quot;;1;IF([.D117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footbal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8]=&quot;?&quot;;0;IF([.D118]=&quot;OK&quot;;1;IF([.D118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football américai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19]=&quot;?&quot;;0;IF([.D119]=&quot;OK&quot;;1;IF([.D119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hockey sur gazon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0]=&quot;?&quot;;0;IF([.D120]=&quot;OK&quot;;1;IF([.D120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rugby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1]=&quot;?&quot;;0;IF([.D121]=&quot;OK&quot;;1;IF([.D121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mixte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2]=&quot;?&quot;;0;IF([.D122]=&quot;OK&quot;;1;IF([.D122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basket-bal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3]=&quot;?&quot;;0;IF([.D123]=&quot;OK&quot;;1;IF([.D123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beach-volley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4]=&quot;?&quot;;0;IF([.D124]=&quot;OK&quot;;1;IF([.D124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handbal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5]=&quot;?&quot;;0;IF([.D125]=&quot;OK&quot;;1;IF([.D125]=&quot;KO&quot;;2;-1))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volley-ball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formula="of:=IF([.D126]=&quot;?&quot;;0;IF([.D126]=&quot;OK&quot;;1;IF([.D126]=&quot;KO&quot;;2;-1)))" office:value-type="float" office:value="1">
            <text:p>1</text:p>
          </table:table-cell>
          <table:table-cell table:number-columns-repeated="3"/>
        </table:table-row>
      </table:table>
      <table:table table:name="to_expo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ire de sports de glaces</text:p>
          </table:table-cell>
          <table:table-cell office:value-type="string">
            <text:p>Aire de sports de glace ludi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e de sports de glaces</text:p>
          </table:table-cell>
          <table:table-cell office:value-type="string">
            <text:p>Aire de sports de glace spor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de réception de tobogg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ludique de na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mixte de na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Bassin sportif de nat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Fosse à plong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sin de natation</text:p>
          </table:table-cell>
          <table:table-cell office:value-type="string">
            <text:p>Fosse à plonge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bou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boules traditionnel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ulodrome</text:p>
          </table:table-cell>
          <table:table-cell office:value-type="string">
            <text:p>Terrain de pétan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Bowl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ircuit de motocro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ircuit de vites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Course sur pis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ircuit/piste de sports mécaniques</text:p>
          </table:table-cell>
          <table:table-cell office:value-type="string">
            <text:p>Piste de k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Court de ten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s équipements</text:p>
          </table:table-cell>
          <table:table-cell office:value-type="string">
            <text:p>Salle de spectacle / Zenit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ers équipements</text:p>
          </table:table-cell>
          <table:table-cell office:value-type="string">
            <text:p>Simulateur de chute lib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Boucle de randonn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Equipement pour saut à l'élastiqu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Acrobatique en Hauteur/Site d'accrobranc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de chasse / en campag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Parcours fixe de course d'orient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Site de blocs d'escala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ers équipements Sports de nature</text:p>
          </table:table-cell>
          <table:table-cell office:value-type="string">
            <text:p>Site de spéléologie sportive et/ou éduc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Bassin d'exercices aquatique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Salle de cours collectif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d'activités de forme et de santé</text:p>
          </table:table-cell>
          <table:table-cell office:value-type="string">
            <text:p>Salle de musculation/cardiotrain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Aire de la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Aire de sau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Piste d'athlétisme isol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'athlétisme</text:p>
          </table:table-cell>
          <table:table-cell office:value-type="string">
            <text:p>Stade d'athlétis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Anneau / piste de cyclis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Espace tri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Piste de bicro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Relais rando-vé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Terrain de cyclocro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Terrain de polo-vé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de cyclisme</text:p>
          </table:table-cell>
          <table:table-cell office:value-type="string">
            <text:p>Vélodr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Carriè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Carrière de dressage/rond de lon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Manè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arcours d'obstac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arcours de cro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Piste de course sur le pl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quipement équestre</text:p>
          </table:table-cell>
          <table:table-cell office:value-type="string">
            <text:p>Terrain de po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Fronton place lib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à gauch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de tenn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Mur ou fronton mix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r et fronton</text:p>
          </table:table-cell>
          <table:table-cell office:value-type="string">
            <text:p>Trinqu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18 t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9 tro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arcours d'initi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Practi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rcours de golf</text:p>
          </table:table-cell>
          <table:table-cell office:value-type="string">
            <text:p>Swingolf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Parcours sportif/santé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à l'ar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à la ci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s de tir</text:p>
          </table:table-cell>
          <table:table-cell office:value-type="string">
            <text:p>Pas de tir aux plate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lateau EPS</text:p>
          </table:table-cell>
          <table:table-cell office:value-type="string">
            <text:p>Plateau EPS/Multisports/city-stad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le de combat</text:p>
          </table:table-cell>
          <table:table-cell office:value-type="string">
            <text:p>Dojo / Salle d'arts martiau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de combat</text:p>
          </table:table-cell>
          <table:table-cell office:value-type="string">
            <text:p>Salle de box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Salle multispor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non spécialisée</text:p>
          </table:table-cell>
          <table:table-cell office:value-type="string">
            <text:p>Salles polyvalentes / des fêtes / non spécialisé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'escri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'haltérophili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aske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each-volle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bill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culturis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dan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gymnastique spor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handba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lut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patinage sur roulet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raquetba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tennis de 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trampo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de volley ba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badmint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jorkyba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paintbal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Salle ou terrain de squas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ballon au poing/long pau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pa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le ou terrain spécialisé</text:p>
          </table:table-cell>
          <table:table-cell office:value-type="string">
            <text:p>Terrain de soc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Aire de décoll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Aire mixte (décollage et atterissage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Piste d'aérodrome / d'aéropo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ériennes</text:p>
          </table:table-cell>
          <table:table-cell office:value-type="string">
            <text:p>Piste UL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Baignade aménagé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Circuit de motonautis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Point d'embarquement et de débarquement isol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Port de plaisanc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Site d'activités aquatiques et nautiq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ite de pêch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ite de plong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'avir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'eau v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e canoë-kayak de vites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de ski nautiq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Stade mix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Tank à ram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'activités aquatiques et nautiques</text:p>
          </table:table-cell>
          <table:table-cell office:value-type="string">
            <text:p>Terrain de kayak po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'aéromodélism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modèle réduit (motonautisme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modélisme automobi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e de modélisme</text:p>
          </table:table-cell>
          <table:table-cell office:value-type="string">
            <text:p>Site de voile radio commandé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Anneau de Rol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Espace de vélo-freest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kate park &amp; vélo Freestyle</text:p>
          </table:table-cell>
          <table:table-cell office:value-type="string">
            <text:p>Skate par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ucture Artificielle d'Escalade</text:p>
          </table:table-cell>
          <table:table-cell office:value-type="string">
            <text:p>Salle de blocs artificiels d'escalad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Structure Artificielle d'Escala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baseball /softb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crick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footb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football améric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hockey sur gaz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de rugb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de grands jeux</text:p>
          </table:table-cell>
          <table:table-cell office:value-type="string">
            <text:p>Terrain mix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basket-b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beach-volle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handb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extérieur de petits jeux collectifs</text:p>
          </table:table-cell>
          <table:table-cell office:value-type="string">
            <text:p>Terrain de volley-ball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23/01/2018</text:date>, <text:time>10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30S</meta:editing-duration>
    <meta:editing-cycles>7</meta:editing-cycles>
    <meta:generator>OpenOffice/4.1.3$Win32 OpenOffice.org_project/413m1$Build-9783</meta:generator>
    <dc:date>2018-01-23T10:55:40.61</dc:date>
    <meta:document-statistic meta:table-count="3" meta:cell-count="1012" meta:object-count="0"/>
    <meta:user-defined meta:name="Info 1"/>
    <meta:user-defined meta:name="Info 2"/>
    <meta:user-defined meta:name="Info 3"/>
    <meta:user-defined meta:name="Info 4"/>
  </office:meta>
</office:document-meta>
</file>